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7"/>
    <style:style style:name="ce13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4" table:default-cell-style-name="ce7"/>
        <table:table-column table:style-name="co5" table:number-columns-repeated="2" table:default-cell-style-name="ce7"/>
        <table:table-column table:style-name="co5" table:default-cell-style-name="ce4"/>
        <table:table-column table:style-name="co5" table:default-cell-style-name="ce11"/>
        <table:table-column table:style-name="co6" table:default-cell-style-name="ce4"/>
        <table:table-column table:style-name="co6" table:default-cell-style-name="ce12"/>
        <table:table-row table:style-name="ro1">
          <table:table-cell office:value-type="string">
            <text:p>Benzene, Bluegene/P, X10 2.0.5.1 (SVN HEAD) </text:p>
          </table:table-cell>
          <table:table-cell table:number-columns-repeated="12"/>
        </table:table-row>
        <table:table-row table:style-name="ro1">
          <table:table-cell office:value-type="string">
            <text:p>G Matrix scheme 11</text:p>
          </table:table-cell>
          <table:table-cell table:number-columns-repeated="10"/>
          <table:table-cell office:value-type="string">
            <text:p>6 cycles</text:p>
          </table:table-cell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10"/>
          <table:table-cell office:value-type="float" office:value="-227.89111905">
            <text:p>-227.9</text:p>
          </table:table-cell>
          <table:table-cell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compute</text:p>
          </table:table-cell>
          <table:covered-table-cell/>
          <table:table-cell table:style-name="ce8" office:value-type="string" table:number-columns-spanned="2" table:number-rows-spanned="1">
            <text:p>setup</text:p>
          </table:table-cell>
          <table:covered-table-cell/>
          <table:table-cell table:style-name="ce8" office:value-type="string" table:number-columns-spanned="2" table:number-rows-spanned="1">
            <text:p>sum</text:p>
          </table:table-cell>
          <table:covered-table-cell/>
          <table:table-cell table:style-name="ce8" office:value-type="string" table:number-columns-spanned="2" table:number-rows-spanned="1">
            <text:p>Non-compute</text:p>
          </table:table-cell>
          <table:covered-table-cell/>
          <table:table-cell table:style-name="ce10" office:value-type="string" table:number-columns-spanned="2" table:number-rows-spanned="1">
            <text:p>total</text:p>
          </table:table-cell>
          <table:covered-table-cell/>
          <table:table-cell table:style-name="ce10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table:style-name="ce9" office:value-type="string">
            <text:p>sto-3g</text:p>
          </table:table-cell>
          <table:table-cell office:value-type="string">
            <text:p>3-21g</text:p>
          </table:table-cell>
          <table:table-cell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9"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3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float" office:value="2.73">
            <text:p>2.7</text:p>
          </table:table-cell>
          <table:table-cell office:value-type="float" office:value="3.34">
            <text:p>3.3</text:p>
          </table:table-cell>
          <table:table-cell office:value-type="float" office:value="1.94">
            <text:p>1.940</text:p>
          </table:table-cell>
          <table:table-cell office:value-type="float" office:value="2.18">
            <text:p>2.180</text:p>
          </table:table-cell>
          <table:table-cell office:value-type="float" office:value="1.9">
            <text:p>1.900</text:p>
          </table:table-cell>
          <table:table-cell office:value-type="float" office:value="2.12">
            <text:p>2.120</text:p>
          </table:table-cell>
          <table:table-cell table:formula="of:=[.D6]+[.F6]" office:value-type="float" office:value="3.84">
            <text:p>3.840</text:p>
          </table:table-cell>
          <table:table-cell table:formula="of:=[.E6]+[.G6]" office:value-type="float" office:value="4.3">
            <text:p>4.300</text:p>
          </table:table-cell>
          <table:table-cell table:formula="of:=[.H6]+[.B6]" office:value-type="float" office:value="6.57">
            <text:p>6.6</text:p>
          </table:table-cell>
          <table:table-cell table:style-name="ce4" table:formula="of:=[.I6]+[.C6]" office:value-type="float" office:value="7.64">
            <text:p>7.6</text:p>
          </table:table-cell>
          <table:table-cell office:value-type="float" office:value="55.1">
            <text:p>55.1</text:p>
          </table:table-cell>
          <table:table-cell table:style-name="ce4" office:value-type="float" office:value="128.6">
            <text:p>128.6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float" office:value="4.04">
            <text:p>4.0</text:p>
          </table:table-cell>
          <table:table-cell office:value-type="float" office:value="3.93">
            <text:p>3.9</text:p>
          </table:table-cell>
          <table:table-cell office:value-type="float" office:value="0.671">
            <text:p>0.671</text:p>
          </table:table-cell>
          <table:table-cell office:value-type="float" office:value="0.847">
            <text:p>0.847</text:p>
          </table:table-cell>
          <table:table-cell office:value-type="float" office:value="0.362">
            <text:p>0.362</text:p>
          </table:table-cell>
          <table:table-cell office:value-type="float" office:value="0.466">
            <text:p>0.466</text:p>
          </table:table-cell>
          <table:table-cell table:formula="of:=[.D7]+[.F7]" office:value-type="float" office:value="1.033">
            <text:p>1.033</text:p>
          </table:table-cell>
          <table:table-cell table:formula="of:=[.E7]+[.G7]" office:value-type="float" office:value="1.313">
            <text:p>1.313</text:p>
          </table:table-cell>
          <table:table-cell table:formula="of:=[.H7]+[.B7]" office:value-type="float" office:value="5.073">
            <text:p>5.1</text:p>
          </table:table-cell>
          <table:table-cell table:style-name="ce4" table:formula="of:=[.I7]+[.C7]" office:value-type="float" office:value="5.243">
            <text:p>5.2</text:p>
          </table:table-cell>
          <table:table-cell office:value-type="float" office:value="44.5">
            <text:p>44.5</text:p>
          </table:table-cell>
          <table:table-cell table:style-name="ce4" office:value-type="float" office:value="97">
            <text:p>97.0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5.58">
            <text:p>5.6</text:p>
          </table:table-cell>
          <table:table-cell office:value-type="float" office:value="5.77">
            <text:p>5.8</text:p>
          </table:table-cell>
          <table:table-cell office:value-type="float" office:value="0.316">
            <text:p>0.316</text:p>
          </table:table-cell>
          <table:table-cell office:value-type="float" office:value="0.458">
            <text:p>0.458</text:p>
          </table:table-cell>
          <table:table-cell office:value-type="float" office:value="0.0897">
            <text:p>0.090</text:p>
          </table:table-cell>
          <table:table-cell office:value-type="float" office:value="0.142">
            <text:p>0.142</text:p>
          </table:table-cell>
          <table:table-cell table:formula="of:=[.D8]+[.F8]" office:value-type="float" office:value="0.4057">
            <text:p>0.406</text:p>
          </table:table-cell>
          <table:table-cell table:formula="of:=[.E8]+[.G8]" office:value-type="float" office:value="0.6">
            <text:p>0.600</text:p>
          </table:table-cell>
          <table:table-cell table:formula="of:=[.H8]+[.B8]" office:value-type="float" office:value="5.9857">
            <text:p>6.0</text:p>
          </table:table-cell>
          <table:table-cell table:style-name="ce4" table:formula="of:=[.I8]+[.C8]" office:value-type="float" office:value="6.37">
            <text:p>6.4</text:p>
          </table:table-cell>
          <table:table-cell office:value-type="float" office:value="50.1">
            <text:p>50.1</text:p>
          </table:table-cell>
          <table:table-cell office:value-type="float" office:value="111.4">
            <text:p>111.4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7.92">
            <text:p>7.9</text:p>
          </table:table-cell>
          <table:table-cell office:value-type="float" office:value="8.52">
            <text:p>8.5</text:p>
          </table:table-cell>
          <table:table-cell office:value-type="float" office:value="0.183">
            <text:p>0.183</text:p>
          </table:table-cell>
          <table:table-cell office:value-type="float" office:value="0.309">
            <text:p>0.309</text:p>
          </table:table-cell>
          <table:table-cell office:value-type="float" office:value="0.03">
            <text:p>0.030</text:p>
          </table:table-cell>
          <table:table-cell office:value-type="float" office:value="0.0553">
            <text:p>0.055</text:p>
          </table:table-cell>
          <table:table-cell table:formula="of:=[.D9]+[.F9]" office:value-type="float" office:value="0.213">
            <text:p>0.213</text:p>
          </table:table-cell>
          <table:table-cell table:formula="of:=[.E9]+[.G9]" office:value-type="float" office:value="0.3643">
            <text:p>0.364</text:p>
          </table:table-cell>
          <table:table-cell table:formula="of:=[.H9]+[.B9]" office:value-type="float" office:value="8.133">
            <text:p>8.1</text:p>
          </table:table-cell>
          <table:table-cell table:style-name="ce4" table:formula="of:=[.I9]+[.C9]" office:value-type="float" office:value="8.8843">
            <text:p>8.9</text:p>
          </table:table-cell>
          <table:table-cell office:value-type="float" office:value="66">
            <text:p>66.0</text:p>
          </table:table-cell>
          <table:table-cell office:value-type="float" office:value="144.1">
            <text:p>144.1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5">
            <text:p>14.5</text:p>
          </table:table-cell>
          <table:table-cell office:value-type="float" office:value="13.8">
            <text:p>13.8</text:p>
          </table:table-cell>
          <table:table-cell office:value-type="float" office:value="0.121">
            <text:p>0.121</text:p>
          </table:table-cell>
          <table:table-cell office:value-type="float" office:value="0.24">
            <text:p>0.240</text:p>
          </table:table-cell>
          <table:table-cell office:value-type="float" office:value="0.0115">
            <text:p>0.012</text:p>
          </table:table-cell>
          <table:table-cell office:value-type="float" office:value="0.0242">
            <text:p>0.024</text:p>
          </table:table-cell>
          <table:table-cell table:formula="of:=[.D10]+[.F10]" office:value-type="float" office:value="0.1325">
            <text:p>0.133</text:p>
          </table:table-cell>
          <table:table-cell table:formula="of:=[.E10]+[.G10]" office:value-type="float" office:value="0.2642">
            <text:p>0.264</text:p>
          </table:table-cell>
          <table:table-cell table:formula="of:=[.H10]+[.B10]" office:value-type="float" office:value="14.6325">
            <text:p>14.6</text:p>
          </table:table-cell>
          <table:table-cell table:style-name="ce4" table:formula="of:=[.I10]+[.C10]" office:value-type="float" office:value="14.0642">
            <text:p>14.1</text:p>
          </table:table-cell>
          <table:table-cell office:value-type="float" office:value="111.2">
            <text:p>111.2</text:p>
          </table:table-cell>
          <table:table-cell office:value-type="float" office:value="211.1">
            <text:p>211.1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3">
            <text:p>20.3</text:p>
          </table:table-cell>
          <table:table-cell office:value-type="float" office:value="19.3">
            <text:p>19.3</text:p>
          </table:table-cell>
          <table:table-cell office:value-type="float" office:value="0.0955">
            <text:p>0.096</text:p>
          </table:table-cell>
          <table:table-cell office:value-type="float" office:value="0.211">
            <text:p>0.211</text:p>
          </table:table-cell>
          <table:table-cell office:value-type="float" office:value="0.00493">
            <text:p>0.005</text:p>
          </table:table-cell>
          <table:table-cell office:value-type="float" office:value="0.0108">
            <text:p>0.011</text:p>
          </table:table-cell>
          <table:table-cell table:formula="of:=[.D11]+[.F11]" office:value-type="float" office:value="0.10043">
            <text:p>0.100</text:p>
          </table:table-cell>
          <table:table-cell table:formula="of:=[.E11]+[.G11]" office:value-type="float" office:value="0.2218">
            <text:p>0.222</text:p>
          </table:table-cell>
          <table:table-cell table:formula="of:=[.H11]+[.B11]" office:value-type="float" office:value="20.40043">
            <text:p>20.4</text:p>
          </table:table-cell>
          <table:table-cell table:style-name="ce4" table:formula="of:=[.I11]+[.C11]" office:value-type="float" office:value="19.5218">
            <text:p>19.5</text:p>
          </table:table-cell>
          <table:table-cell office:value-type="float" office:value="151.5">
            <text:p>151.5</text:p>
          </table:table-cell>
          <table:table-cell office:value-type="float" office:value="282.1">
            <text:p>282.1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7.7">
            <text:p>37.7</text:p>
          </table:table-cell>
          <table:table-cell office:value-type="float" office:value="35.6">
            <text:p>35.6</text:p>
          </table:table-cell>
          <table:table-cell office:value-type="float" office:value="0.0806">
            <text:p>0.081</text:p>
          </table:table-cell>
          <table:table-cell office:value-type="float" office:value="0.194">
            <text:p>0.194</text:p>
          </table:table-cell>
          <table:table-cell office:value-type="float" office:value="0.00211">
            <text:p>0.002</text:p>
          </table:table-cell>
          <table:table-cell office:value-type="float" office:value="0.00488">
            <text:p>0.005</text:p>
          </table:table-cell>
          <table:table-cell table:formula="of:=[.D12]+[.F12]" office:value-type="float" office:value="0.08271">
            <text:p>0.083</text:p>
          </table:table-cell>
          <table:table-cell table:formula="of:=[.E12]+[.G12]" office:value-type="float" office:value="0.19888">
            <text:p>0.199</text:p>
          </table:table-cell>
          <table:table-cell table:formula="of:=[.H12]+[.B12]" office:value-type="float" office:value="37.78271">
            <text:p>37.8</text:p>
          </table:table-cell>
          <table:table-cell table:style-name="ce4" table:formula="of:=[.I12]+[.C12]" office:value-type="float" office:value="35.79888">
            <text:p>35.8</text:p>
          </table:table-cell>
          <table:table-cell office:value-type="float" office:value="274.3">
            <text:p>274.3</text:p>
          </table:table-cell>
          <table:table-cell office:value-type="string">
            <text:p>crashed (10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3.3">
            <text:p>53.3</text:p>
          </table:table-cell>
          <table:table-cell office:value-type="float" office:value="53.4">
            <text:p>53.4</text:p>
          </table:table-cell>
          <table:table-cell office:value-type="float" office:value="0.064">
            <text:p>0.064</text:p>
          </table:table-cell>
          <table:table-cell office:value-type="float" office:value="0.157">
            <text:p>0.157</text:p>
          </table:table-cell>
          <table:table-cell office:value-type="float" office:value="0.00067">
            <text:p>0.001</text:p>
          </table:table-cell>
          <table:table-cell office:value-type="float" office:value="0.00156">
            <text:p>0.002</text:p>
          </table:table-cell>
          <table:table-cell table:formula="of:=[.D13]+[.F13]" office:value-type="float" office:value="0.06467">
            <text:p>0.065</text:p>
          </table:table-cell>
          <table:table-cell table:formula="of:=[.E13]+[.G13]" office:value-type="float" office:value="0.15856">
            <text:p>0.159</text:p>
          </table:table-cell>
          <table:table-cell table:formula="of:=[.H13]+[.B13]" office:value-type="float" office:value="53.36467">
            <text:p>53.4</text:p>
          </table:table-cell>
          <table:table-cell table:style-name="ce4" table:formula="of:=[.I13]+[.C13]" office:value-type="float" office:value="53.55856">
            <text:p>53.6</text:p>
          </table:table-cell>
          <table:table-cell office:value-type="float" office:value="381.1">
            <text:p>381.1</text:p>
          </table:table-cell>
          <table:table-cell office:value-type="string">
            <text:p>crashed (8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1.2">
            <text:p>61.2</text:p>
          </table:table-cell>
          <table:table-cell office:value-type="float" office:value="72.7">
            <text:p>72.7</text:p>
          </table:table-cell>
          <table:table-cell office:value-type="float" office:value="0.0275">
            <text:p>0.028</text:p>
          </table:table-cell>
          <table:table-cell office:value-type="float" office:value="0.069">
            <text:p>0.069</text:p>
          </table:table-cell>
          <table:table-cell office:value-type="float" office:value="0.00016">
            <text:p>0.000</text:p>
          </table:table-cell>
          <table:table-cell office:value-type="float" office:value="0.00039">
            <text:p>0.000</text:p>
          </table:table-cell>
          <table:table-cell table:formula="of:=[.D14]+[.F14]" office:value-type="float" office:value="0.02766">
            <text:p>0.028</text:p>
          </table:table-cell>
          <table:table-cell table:formula="of:=[.E14]+[.G14]" office:value-type="float" office:value="0.06939">
            <text:p>0.069</text:p>
          </table:table-cell>
          <table:table-cell table:formula="of:=[.H14]+[.B14]" office:value-type="float" office:value="61.22766">
            <text:p>61.2</text:p>
          </table:table-cell>
          <table:table-cell table:style-name="ce4" table:formula="of:=[.I14]+[.C14]" office:value-type="float" office:value="72.76939">
            <text:p>72.8</text:p>
          </table:table-cell>
          <table:table-cell office:value-type="float" office:value="443.6">
            <text:p>443.6</text:p>
          </table:table-cell>
          <table:table-cell office:value-type="string">
            <text:p>crashed (4)</text:p>
          </table:table-cell>
        </table:table-row>
        <table:table-row table:style-name="ro1">
          <table:table-cell>
            <draw:frame table:end-cell-address="'Blue Gene scaling'.M33" table:end-x="1.595cm" table:end-y="0.003cm" draw:z-index="0" draw:style-name="gr1" svg:width="22.715cm" svg:height="7.833cm" svg:x="0.22cm" svg:y="0.267cm">
              <draw:object draw:notify-on-update-of-ranges="'Blue Gene scaling'.A7:'Blue Gene scaling'.A14 'Blue Gene scaling'.B5:'Blue Gene scaling'.B5 'Blue Gene scaling'.B7:'Blue Gene scaling'.B14 'Blue Gene scaling'.A7:'Blue Gene scaling'.A14 'Blue Gene scaling'.H4:'Blue Gene scaling'.H4 'Blue Gene scaling'.H7:'Blue Gene scaling'.H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>
            <draw:frame table:end-cell-address="'Blue Gene scaling'.M53" table:end-x="1.596cm" table:end-y="0.138cm" draw:z-index="1" draw:style-name="gr1" svg:width="22.611cm" svg:height="9.057cm" svg:x="0.325cm" svg:y="0.079cm">
              <draw:object draw:notify-on-update-of-ranges="'Blue Gene scaling'.A7:'Blue Gene scaling'.A14 'Blue Gene scaling'.C5:'Blue Gene scaling'.C5 'Blue Gene scaling'.C7:'Blue Gene scaling'.C14 'Blue Gene scaling'.A7:'Blue Gene scaling'.A14 'Blue Gene scaling'.H4:'Blue Gene scaling'.H4 'Blue Gene scaling'.I7:'Blue Gene scaling'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3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18/08/2010</text:date>, <text:time>22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8-18T22:49:23</dc:date>
    <meta:print-date>2010-08-05T14:31:33</meta:print-date>
    <meta:editing-cycles>139</meta:editing-cycles>
    <meta:editing-duration>PT1211H43M24S</meta:editing-duration>
    <dc:creator>Josh Milthorpe</dc:creator>
    <meta:document-statistic meta:table-count="5" meta:cell-count="390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xlink:href=".." chart:class="chart:scatter" chart:style-name="ch1">
        <chart:legend chart:legend-position="end" svg:x="18.893cm" svg:y="6.987cm" chart:style-name="ch2"/>
        <chart:plot-area chart:style-name="ch3" table:cell-range-address="Sheet3.B2:Sheet3.C11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3.C2:Sheet3.C2"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B3:Sheet3.B11">10</text:p>
              </table:table-cell>
              <table:table-cell office:value-type="float" office:value="0.016">
                <text:p text:id="Sheet3.C3:Sheet3.C11"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xlink:href="..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B2:Sheet4.B4">1</text:p>
              </table:table-cell>
              <table:table-cell office:value-type="float" office:value="26.4">
                <text:p text:id="Sheet4.C2:Sheet4.C4">26.4</text:p>
              </table:table-cell>
              <table:table-cell office:value-type="float" office:value="45.04">
                <text:p text:id="Sheet4.C8:Sheet4.C10"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16cm" svg:height="7.834cm" xlink:href=".." chart:class="chart:scatter" chart:style-name="ch1">
        <chart:legend chart:legend-position="end" svg:x="18.839cm" svg:y="3.446cm" chart:style-name="ch2"/>
        <chart:plot-area chart:style-name="ch3" table:cell-range-address="'Blue Gene scaling'.A7:'Blue Gene scaling'.B14 'Blue Gene scaling'.B5:'Blue Gene scaling'.B5 'Blue Gene scaling'.H4:'Blue Gene scaling'.H4 'Blue Gene scaling'.H7:'Blue Gene scaling'.H14" chart:data-source-has-labels="row" svg:x="0.451cm" svg:y="0.154cm" svg:width="17.931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B7:'Blue Gene scaling'.B14" chart:label-cell-address="'Blue Gene scaling'.B5:'Blue Gene scaling'.B5" chart:class="chart:scatter">
            <chart:domain table:cell-range-address="'Blue Gene scaling'.A7:'Blue Gene scaling'.A14"/>
            <chart:data-point chart:repeated="8"/>
          </chart:series>
          <chart:series chart:style-name="ch8" chart:values-cell-range-address="'Blue Gene scaling'.H7:'Blue Gene scaling'.H14" chart:label-cell-address="'Blue Gene scaling'.H4:'Blue Gene scaling'.H4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'.B5:'Blue Gene scaling'.B5">sto-3g</text:p>
              </table:table-cell>
              <table:table-cell office:value-type="string">
                <text:p text:id="'Blue Gene scaling'.H4:'Blue Gene scaling'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 text:id="'Blue Gene scaling'.A7:'Blue Gene scaling'.A14">128</text:p>
              </table:table-cell>
              <table:table-cell office:value-type="float" office:value="4.04">
                <text:p text:id="'Blue Gene scaling'.B7:'Blue Gene scaling'.B14">4.04</text:p>
              </table:table-cell>
              <table:table-cell office:value-type="float" office:value="1.033">
                <text:p text:id="'Blue Gene scaling'.H7:'Blue Gene scaling'.H14">1.0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5.58">
                <text:p>5.58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7.92">
                <text:p>7.92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0.3">
                <text:p>20.3</text:p>
              </table:table-cell>
              <table:table-cell office:value-type="float" office:value="0.10043">
                <text:p>0.10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7.7">
                <text:p>37.7</text:p>
              </table:table-cell>
              <table:table-cell office:value-type="float" office:value="0.08271">
                <text:p>0.08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3.3">
                <text:p>53.3</text:p>
              </table:table-cell>
              <table:table-cell office:value-type="float" office:value="0.06467">
                <text:p>0.06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1.2">
                <text:p>61.2</text:p>
              </table:table-cell>
              <table:table-cell office:value-type="float" office:value="0.02766">
                <text:p>0.027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12cm" svg:height="9.058cm" xlink:href=".." chart:class="chart:scatter" chart:style-name="ch1">
        <chart:legend chart:legend-position="end" svg:x="18.732cm" svg:y="4.059cm" chart:style-name="ch2"/>
        <chart:plot-area chart:style-name="ch3" table:cell-range-address="'Blue Gene scaling'.A7:'Blue Gene scaling'.A14 'Blue Gene scaling'.C5:'Blue Gene scaling'.C5 'Blue Gene scaling'.C7:'Blue Gene scaling'.C14 'Blue Gene scaling'.H4:'Blue Gene scaling'.H4 'Blue Gene scaling'.I7:'Blue Gene scaling'.I14" chart:data-source-has-labels="row" svg:x="0.147cm" svg:y="0.238cm" svg:width="18.336cm" svg:height="8.61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C7:'Blue Gene scaling'.C14" chart:label-cell-address="'Blue Gene scaling'.C5:'Blue Gene scaling'.C5" chart:class="chart:scatter">
            <chart:domain table:cell-range-address="'Blue Gene scaling'.A7:'Blue Gene scaling'.A14"/>
            <chart:data-point chart:repeated="8"/>
          </chart:series>
          <chart:series chart:style-name="ch8" chart:values-cell-range-address="'Blue Gene scaling'.I7:'Blue Gene scaling'.I14" chart:label-cell-address="'Blue Gene scaling'.H4:'Blue Gene scaling'.H4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'.C5:'Blue Gene scaling'.C5">3-21g</text:p>
              </table:table-cell>
              <table:table-cell office:value-type="string">
                <text:p text:id="'Blue Gene scaling'.H4:'Blue Gene scaling'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 text:id="'Blue Gene scaling'.A7:'Blue Gene scaling'.A14">128</text:p>
              </table:table-cell>
              <table:table-cell office:value-type="float" office:value="3.93">
                <text:p text:id="'Blue Gene scaling'.C7:'Blue Gene scaling'.C14">3.93</text:p>
              </table:table-cell>
              <table:table-cell office:value-type="float" office:value="1.313">
                <text:p text:id="'Blue Gene scaling'.I7:'Blue Gene scaling'.I14">1.3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5.77">
                <text:p>5.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8.52">
                <text:p>8.52</text:p>
              </table:table-cell>
              <table:table-cell office:value-type="float" office:value="0.3643">
                <text:p>0.3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.8">
                <text:p>13.8</text:p>
              </table:table-cell>
              <table:table-cell office:value-type="float" office:value="0.2642">
                <text:p>0.2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9.3">
                <text:p>19.3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5.6">
                <text:p>35.6</text:p>
              </table:table-cell>
              <table:table-cell office:value-type="float" office:value="0.19888">
                <text:p>0.19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3.4">
                <text:p>53.4</text:p>
              </table:table-cell>
              <table:table-cell office:value-type="float" office:value="0.15856">
                <text:p>0.15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2.7">
                <text:p>72.7</text:p>
              </table:table-cell>
              <table:table-cell office:value-type="float" office:value="0.06939">
                <text:p>0.06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